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8b3" officeooo:paragraph-rsid="000d0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29"/></text:p>
      <text:p text:style-name="Standard">Proposal (Due Weds., 18 Nov.) Upload a document to your repository that includes: • your name (and your partner’s name if you are on a team) Handed out on 11 November 2015 Handout 21 Due Tues., 8 Dec. 2 Final Project • the language you wish to study • details on language availability (e.g., “installed in Alden lab” or “available as a .jar file at http://picard.net” or “online compiler at http://www.tutorialspoint.com/swift/”) • why you chose this language Each partner on the team should submit a separate proposal (but both names should appear in each one).</text:p>
      <text:p text:style-name="Standard"/>
      <text:p text:style-name="P1">Daniel Ocampo.</text:p>
      <text:p text:style-name="P1"/>
      <text:p text:style-name="P1"/>
      <text:p text:style-name="P1">Well the the language that I want to learn is Java Script the reason why I want to learn Java Script is because, I always wanted to make a website or making something that anyone can access on the web. Also, I was always interested <text:s/>in making simple games. This could be a start of a new hobbies. I currently have some code for the assignment. <text:s/>Which is for a constructions site but there is much Java Script involv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6:36:28.769312695</meta:creation-date>
    <dc:date>2015-11-18T16:45:21.342095815</dc:date>
    <meta:editing-duration>P0D</meta:editing-duration>
    <meta:editing-cycles>1</meta:editing-cycles>
    <meta:document-statistic meta:table-count="0" meta:image-count="0" meta:object-count="0" meta:page-count="1" meta:paragraph-count="4" meta:word-count="176" meta:character-count="1024" meta:non-whitespace-character-count="819"/>
    <meta:generator>LibreOffice/4.2.8.2$Linux_X86_64 LibreOffice_project/420m0$Build-2</meta:generator>
  </office:meta>
</office:document-meta>
</file>